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0010000004400000044D29E3BA1.png" manifest:media-type="image/png"/>
  <manifest:file-entry manifest:full-path="Pictures/100000010000003E000000365069CFCB.png" manifest:media-type="image/png"/>
  <manifest:file-entry manifest:full-path="Pictures/100000010000004400000044C871E281.png" manifest:media-type="image/png"/>
  <manifest:file-entry manifest:full-path="Pictures/1000000100000044000000440D1A9D6C.png" manifest:media-type="image/png"/>
  <manifest:file-entry manifest:full-path="Pictures/10000001000000560000003DAA776228.png" manifest:media-type="image/png"/>
  <manifest:file-entry manifest:full-path="Pictures/100000010000004A000000367CC885FF.png" manifest:media-type="image/png"/>
  <manifest:file-entry manifest:full-path="Pictures/10000001000000600000004416B5972B.png" manifest:media-type="image/png"/>
  <manifest:file-entry manifest:full-path="Pictures/10000001000000400000003638F37F54.png" manifest:media-type="image/png"/>
  <manifest:file-entry manifest:full-path="Pictures/100000010000003C00000028764ABEC0.png" manifest:media-type="image/png"/>
  <manifest:file-entry manifest:full-path="Pictures/100000000000005000000028BDD22B6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agingRedLotus BB" svg:font-family="'RagingRedLotus BB'"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textarea-horizontal-align="justify" draw:textarea-vertical-align="middle" draw:auto-grow-height="false" fo:min-height="1cm" fo:min-width="1.35cm" loext:decorative="false"/>
    </style:style>
    <style:style style:name="co1" style:family="table-column">
      <style:table-column-properties style:column-width="30.481cm" style:use-optimal-column-width="false"/>
    </style:style>
    <style:style style:name="ro1" style:family="table-row">
      <style:table-row-properties style:row-height="1.518cm" style:use-optimal-row-height="false"/>
    </style:style>
    <style:style style:name="ro2" style:family="table-row">
      <style:table-row-properties style:row-height="16.922cm" style:use-optimal-row-height="false"/>
    </style:style>
    <style:style style:name="ce1" style:family="table-cell">
      <loext:graphic-properties draw:fill="solid" draw:fill-color="#ffffff"/>
      <style:paragraph-properties fo:line-height="100%" fo:text-align="center" fo:border="0.06pt solid #808080" style:text-autospace="none"/>
      <style:text-properties fo:color="#000000" loext:opacity="100%" style:font-name="Times New Roman" fo:font-size="32pt" style:font-name-asian="RagingRedLotus BB" style:font-size-asian="32pt" style:language-asian="en" style:country-asian="GB" style:font-size-complex="32pt" style:language-complex="ar" style:country-complex="SA"/>
    </style:style>
    <style:style style:name="ce2" style:family="table-cell">
      <loext:graphic-properties draw:fill="solid" draw:fill-color="#ffffff" draw:textarea-vertical-align="top"/>
      <style:paragraph-properties fo:margin-left="0cm" fo:margin-right="0cm" fo:margin-top="0cm" fo:margin-bottom="0cm" fo:line-height="100%" fo:text-indent="0cm" fo:border="0.06pt solid #808080" style:text-autospace="none"/>
      <style:text-properties style:font-name="Calibri" fo:font-size="14pt" style:font-name-asian="RagingRedLotus BB" style:font-size-asian="14pt" style:language-asian="en" style:country-asian="GB" style:font-size-complex="14pt" style:language-complex="ar" style:country-complex="SA"/>
    </style:style>
    <style:style style:name="P1" style:family="paragraph">
      <style:paragraph-properties fo:line-height="100%" fo:text-align="center" style:text-autospace="none"/>
      <style:text-properties fo:color="#000000" loext:opacity="100%" style:font-name="Times New Roman" fo:font-size="32pt" style:font-name-asian="RagingRedLotus BB" style:font-size-asian="32pt" style:language-asian="en" style:country-asian="GB" style:font-size-complex="32pt" style:language-complex="ar" style:country-complex="SA"/>
    </style:style>
    <style:style style:name="P2" style:family="paragraph">
      <style:paragraph-properties fo:margin-left="0cm" fo:margin-right="0cm" fo:margin-top="0cm" fo:margin-bottom="0cm" fo:line-height="100%" fo:text-indent="0cm" style:text-autospace="none"/>
      <style:text-properties style:font-name="Calibri" fo:font-size="14pt" style:font-name-asian="RagingRedLotus BB" style:font-size-asian="14pt" style:language-asian="en" style:country-asian="GB" style:font-size-complex="14pt" style:language-complex="ar" style:country-complex="SA"/>
    </style:style>
    <style:style style:name="P3" style:family="paragraph">
      <style:paragraph-properties fo:margin-left="0cm" fo:margin-right="7.142cm" fo:margin-top="0cm" fo:margin-bottom="0cm" fo:line-height="100%" fo:text-indent="0cm" style:text-autospace="none"/>
      <style:text-properties style:font-name="Calibri" fo:font-size="14pt" style:font-name-asian="RagingRedLotus BB" style:font-size-asian="14pt" style:language-asian="en" style:country-asian="GB" style:font-size-complex="14pt" style:language-complex="ar" style:country-complex="SA"/>
    </style:style>
    <style:style style:name="P4" style:family="paragraph">
      <style:paragraph-properties fo:margin-left="0cm" fo:margin-right="6.825cm" fo:margin-top="0cm" fo:margin-bottom="0cm" fo:line-height="100%" fo:text-indent="0cm" style:text-autospace="none" loext:tab-stop-distance="0cm">
        <style:tab-stops>
          <style:tab-stop style:position="22.38cm"/>
        </style:tab-stops>
      </style:paragraph-properties>
      <style:text-properties style:font-name="Calibri" fo:font-size="14pt" style:font-name-asian="RagingRedLotus BB" style:font-size-asian="14pt" style:language-asian="en" style:country-asian="GB" style:font-size-complex="14pt" style:language-complex="ar" style:country-complex="SA"/>
    </style:style>
    <style:style style:name="P5" style:family="paragraph">
      <loext:graphic-properties draw:fill="none"/>
      <style:paragraph-properties fo:text-align="center"/>
    </style:style>
    <style:style style:name="P6" style:family="paragraph">
      <style:paragraph-properties fo:text-align="center"/>
    </style:style>
    <style:style style:name="T1" style:family="text">
      <style:text-properties fo:color="#000000" loext:opacity="100%" style:font-name="Times New Roman" fo:font-size="32pt" style:font-name-asian="RagingRedLotus BB" style:font-size-asian="32pt" style:language-asian="en" style:country-asian="GB" style:font-size-complex="32pt" style:language-complex="ar" style:country-complex="SA"/>
    </style:style>
    <style:style style:name="T2" style:family="text">
      <style:text-properties style:font-name="Calibri" fo:font-size="14pt" style:font-size-asian="14pt" style:font-size-complex="14pt"/>
    </style:style>
    <style:style style:name="T3"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style:letter-kerning="true" style:font-size-asian="14pt" style:font-style-asian="normal" style:font-size-complex="14pt" style:font-style-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fo:font-weight="bold" style:letter-kerning="true" style:font-size-asian="14pt" style:font-style-asian="normal" style:font-weight-asian="bold" style:font-name-complex="Calibri" style:font-size-complex="14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style:letter-kerning="true" style:font-size-asian="14pt" style:font-style-asian="normal" style:font-name-complex="Lucida Sans" style:font-size-complex="14pt" style:font-style-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fo:font-weight="normal" style:letter-kerning="true"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fo:font-weight="normal" style:letter-kerning="true" style:font-size-asian="14pt" style:font-style-asian="normal" style:font-weight-asian="normal" style:font-name-complex="Calibri" style:font-size-complex="14pt" style:font-style-complex="normal" style:font-weight-complex="normal" style:text-emphasize="none" style:font-relief="none" style:text-overline-style="none" style:text-overline-color="font-color"/>
    </style:style>
    <style:style style:name="T8" style:family="text">
      <style:text-properties style:use-window-font-color="true" loext:opacity="0%" style:font-name="Calibri" fo:font-size="14pt" fo:font-weight="normal" style:letter-kerning="true" style:font-size-asian="14pt" style:font-weight-asian="normal" style:font-name-complex="Calibri" style:font-size-complex="14pt" style:font-weight-complex="normal"/>
    </style:style>
    <style:style style:name="T9" style:family="text">
      <style:text-properties style:use-window-font-color="true" loext:opacity="0%" style:font-name="Calibri" fo:font-size="14pt" fo:font-weight="normal" style:letter-kerning="true" style:font-size-asian="14pt" style:font-weight-asian="normal" style:font-size-complex="14pt" style:font-weight-complex="normal"/>
    </style:style>
    <style:style style:name="T10" style:family="text">
      <style:text-properties style:use-window-font-color="true" loext:opacity="0%" style:font-name="Calibri" fo:font-size="14pt" style:letter-kerning="true" style:font-size-asian="14pt" style:font-size-complex="14pt"/>
    </style:style>
    <style:style style:name="T11" style:family="text">
      <style:text-properties style:use-window-font-color="true" loext:opacity="0%" style:font-name="Calibri" fo:font-size="14pt" fo:font-weight="bold" style:letter-kerning="true" style:font-size-asian="14pt" style:font-weight-asian="bold" style:font-name-complex="Calibri" style:font-size-complex="14pt" style:font-weight-complex="bold"/>
    </style:style>
    <style:style style:name="T12" style:family="text">
      <style:text-properties style:use-window-font-color="true" loext:opacity="0%" style:font-name="Calibri" fo:font-size="14pt" style:letter-kerning="true" style:font-size-asian="14pt" style:font-name-complex="Calibri" style:font-size-complex="14pt"/>
    </style:style>
    <style:style style:name="T13" style:family="text">
      <style:text-properties style:use-window-font-color="true" loext:opacity="0%" style:font-name="Calibri" fo:font-size="14pt" fo:language="en" fo:country="GB" fo:font-weight="bold" style:letter-kerning="true" style:font-size-asian="14pt" style:font-weight-asian="bold" style:font-name-complex="Calibri" style:font-size-complex="14pt" style:font-weight-complex="bold"/>
    </style:style>
    <style:style style:name="T14" style:family="text">
      <style:text-properties style:use-window-font-color="true" loext:opacity="0%" style:font-name="Calibri" fo:font-size="14pt" fo:language="en" fo:country="GB" style:letter-kerning="true" style:font-size-asian="14pt" style:font-name-complex="Calibri" style:font-size-complex="14pt"/>
    </style:style>
    <style:style style:name="T15" style:family="text">
      <style:text-properties fo:color="#333333" loext:opacity="100%" style:font-name="Calibri" fo:font-size="14pt" fo:language="en" fo:country="GB" fo:font-weight="bold" style:letter-kerning="true" style:font-size-asian="14pt" style:font-weight-asian="bold" style:font-name-complex="Segoe UI" style:font-size-complex="14pt" style:font-weight-complex="bold"/>
    </style:style>
    <style:style style:name="T16" style:family="text">
      <style:text-properties fo:color="#333333" loext:opacity="100%" style:font-name="Calibri" fo:font-size="14pt" fo:language="en" fo:country="GB" style:letter-kerning="true" style:font-size-asian="14pt" style:font-name-complex="Segoe UI" style:font-size-complex="14pt"/>
    </style:style>
    <style:style style:name="T17" style:family="text">
      <style:text-properties fo:font-variant="normal" fo:text-transform="none" style:use-window-font-color="true" loext:opacity="0%" style:text-outline="false" style:text-line-through-style="none" style:text-line-through-type="none" style:font-name="Calibri" fo:font-size="14pt" fo:text-shadow="none" style:text-underline-style="none" fo:font-weight="normal" style:letter-kerning="true" style:font-size-asian="14pt" style:font-weight-asian="normal" style:font-name-complex="Lucida Sans" style:font-size-complex="14pt"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Calibri" fo:font-size="14pt" fo:font-style="italic" fo:text-shadow="none" style:text-underline-style="none" fo:font-weight="normal" style:letter-kerning="true" style:font-size-asian="14pt" style:font-style-asian="italic" style:font-weight-asian="normal" style:font-name-complex="Lucida Sans" style:font-size-complex="14pt" style:font-style-complex="italic" style:font-weight-complex="normal" style:text-emphasize="none" style:font-relief="none" style:text-overline-style="none" style:text-overline-color="font-color"/>
    </style:style>
    <style:style style:name="T19" style:family="text">
      <style:text-properties fo:color="#000000" loext:opacity="100%" style:font-name="Calibri" fo:font-size="14pt" style:letter-kerning="true" style:font-size-asian="14pt" style:font-name-complex="Calibri" style:font-size-complex="14pt"/>
    </style:style>
    <style:style style:name="T20" style:family="text">
      <style:text-properties style:font-name="Calibri" fo:font-size="14pt" style:letter-kerning="true" style:font-size-asian="14pt" style:font-size-complex="14pt"/>
    </style:style>
    <style:style style:name="T21" style:family="text">
      <style:text-properties fo:color="#ff0000" loext:opacity="100%" style:font-name="Calibri" fo:font-size="14pt" fo:font-weight="bold" style:letter-kerning="true" style:font-size-asian="14pt" style:font-weight-asian="bold" style:font-name-complex="Calibri" style:font-size-complex="14pt" style:font-weight-complex="bold"/>
    </style:style>
    <style:style style:name="T22" style:family="text">
      <style:text-properties style:use-window-font-color="true" loext:opacity="0%" style:font-name="Calibri" fo:font-size="14pt" style:font-size-asian="14pt" style:font-size-complex="14pt"/>
    </style:style>
    <style:style style:name="T23" style:family="text">
      <style:text-properties style:use-window-font-color="true" loext:opacity="0%" style:font-name="Calibri" fo:font-size="14pt" style:letter-kerning="true" style:font-size-asian="14pt" style:font-name-complex="Lucida Sans" style:font-size-complex="14pt"/>
    </style:style>
    <style:style style:name="T24" style:family="text">
      <style:text-properties style:use-window-font-color="true" loext:opacity="0%" style:text-position="super 58%" style:font-name="Calibri" fo:font-size="14pt" style:font-size-asian="14pt" style:font-size-complex="14pt"/>
    </style:style>
    <style:style style:name="T25" style:family="text">
      <style:text-properties fo:font-variant="normal" fo:text-transform="none" fo:color="#ff4000" loext:opacity="100%" style:text-outline="false" style:text-line-through-style="none" style:text-line-through-type="none" style:font-name="Calibri" fo:font-size="14pt" fo:font-style="normal" fo:text-shadow="none" style:text-underline-style="none" fo:font-weight="normal" style:letter-kerning="true" style:font-size-asian="14pt" style:font-style-asian="normal" style:font-weight-asian="normal" style:font-name-complex="Calibri" style:font-size-complex="14pt" style:font-style-complex="normal" style:font-weight-complex="normal" style:text-emphasize="none" style:font-relief="none" style:text-overline-style="none" style:text-overline-color="font-color"/>
    </style:style>
    <style:style style:name="T26" style:family="text">
      <style:text-properties fo:color="#ff4000" loext:opacity="100%" style:font-name="Calibri" fo:font-size="14pt" style:letter-kerning="true" style:font-size-asian="14pt" style:font-name-complex="Calibri" style:font-size-complex="14pt"/>
    </style:style>
    <style:style style:name="T27" style:family="text">
      <style:text-properties fo:color="#ff4000" loext:opacity="100%" style:font-name="Calibri" fo:font-size="14pt" fo:font-weight="bold" style:letter-kerning="true" style:font-size-asian="14pt" style:font-weight-asian="bold" style:font-name-complex="Calibri" style:font-size-complex="14pt" style:font-weight-complex="bold"/>
    </style:style>
    <style:style style:name="T28" style:family="text">
      <style:text-properties fo:color="#ff0000" loext:opacity="100%" style:font-name="Calibri" fo:font-size="14pt" style:letter-kerning="true" style:font-size-asian="14pt" style:font-name-complex="Calibri" style:font-size-complex="14pt"/>
    </style:style>
    <style:style style:name="T29" style:family="text">
      <style:text-properties fo:font-variant="normal" fo:text-transform="none" fo:color="#000000" loext:opacity="100%" style:text-outline="false" style:text-line-through-style="none" style:text-line-through-type="none" style:font-name="Calibri" fo:font-size="14pt" fo:font-style="normal" fo:text-shadow="none" style:text-underline-style="none" style:letter-kerning="true" style:font-size-asian="14pt" style:font-style-asian="normal" style:font-name-complex="Calibri" style:font-size-complex="14pt" style:font-style-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font-name="Calibri" fo:font-size="14pt" fo:font-style="normal" fo:text-shadow="none" style:text-underline-style="none" fo:font-weight="bold" style:letter-kerning="true" style:font-size-asian="14pt" style:font-style-asian="normal" style:font-weight-asian="bold" style:font-name-complex="Calibri" style:font-size-complex="14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font-name="Calibri" fo:font-size="14pt" fo:font-style="normal" fo:text-shadow="none" style:text-underline-style="none" fo:font-weight="normal" style:letter-kerning="true" style:font-size-asian="14pt" style:font-style-asian="normal" style:font-weight-asian="normal" style:font-name-complex="Calibri" style:font-size-complex="14pt" style:font-style-complex="normal" style:font-weight-complex="normal" style:text-emphasize="none" style:font-relief="none" style:text-overline-style="none" style:text-overline-color="font-color"/>
    </style:style>
    <style:style style:name="T32" style:family="text">
      <style:text-properties fo:color="#000000" loext:opacity="100%" style:font-name="Calibri" fo:font-size="14pt" fo:font-weight="bold" style:letter-kerning="true" style:font-size-asian="14pt" style:font-weight-asian="bold" style:font-name-complex="Calibri" style:font-size-complex="1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30.48cm" svg:height="19.144cm" svg:x="0cm" svg:y="0cm">
          <table:table table:template-name="default" table:use-first-row-styles="true" table:use-banding-rows-styles="true">
            <table:table-column table:style-name="co1"/>
            <table:table-row table:style-name="ro1">
              <table:table-cell table:style-name="ce1">
                <text:p text:style-name="P1"><text:span text:style-name="T1">1941 GLOBAL COMMAND DECISION</text:span></text:p>
              </table:table-cell>
            </table:table-row>
            <table:table-row table:style-name="ro2">
              <table:table-cell table:style-name="ce2">
                <text:list text:style-name="L2">
                  <text:list-item>
                    <text:p text:style-name="P2"><text:span text:style-name="T2">Disclaimer, this is a TripleA game, not a port of a famous board game.</text:span></text:p>
                  </text:list-item>
                  <text:list-item>
                    <text:p text:style-name="P2"><text:span text:style-name="T3">Stacking limit is enforced to help the AI give a better game. <text:s/></text:span></text:p>
                    <text:p text:style-name="P2"><text:span text:style-name="T3">Only </text:span><text:span text:style-name="T4">10 Air</text:span><text:span text:style-name="T3"> &amp; </text:span><text:span text:style-name="T4">10 Sea</text:span><text:span text:style-name="T5"> units of each type are allowed per Sea Zone/Territory, excep</text:span><text:span text:style-name="T6">t </text:span><text:span text:style-name="T7">and Battleships &amp; Carriers </text:span><text:span text:style-name="T8">(both 2 hit) are limited to 5</text:span><text:span text:style-name="T9">.</text:span><text:span text:style-name="T10"> <text:s/></text:span></text:p>
                    <text:p text:style-name="P2"><text:span text:style-name="T10">Only </text:span><text:span text:style-name="T11">20 Land</text:span><text:span text:style-name="T12"> units of each type per Territory, except Armor-Inf &amp; Armor-Hvy (both 2 hit) are limited to </text:span><text:span text:style-name="T11">10 </text:span></text:p>
                  </text:list-item>
                  <text:list-item>
                    <text:p text:style-name="P2"><text:span text:style-name="T13">AI friendly</text:span><text:span text:style-name="T14">, no Objectives, or Politics/Technology phases, both are scripted. <text:s/></text:span><text:span text:style-name="T15">79</text:span><text:span text:style-name="T16"> territories ‘Capital’ marked to guide the AI for better play.</text:span></text:p>
                    <text:p text:style-name="P2"><text:span text:style-name="T17"/></text:p>
                  </text:list-item>
                  <text:list-item>
                    <text:p text:style-name="P2"><text:span text:style-name="T17">There are four different type of “</text:span><text:span text:style-name="T18">Factory</text:span><text:span text:style-name="T6">”; Industry-Hvy, Industry-Med, Industry-Lgt &amp; Base-Camp.</text:span></text:p>
                  </text:list-item>
                  <text:list-item>
                    <text:p text:style-name="P2"><text:span text:style-name="T12">The 3 Industry-Hvy, Med, Lgt have Rail Links to move land units 3 territories</text:span></text:p>
                  </text:list-item>
                  <text:list-item>
                    <text:p text:style-name="P2"><text:span text:style-name="T19">Technology research requires that a nation has at least 1 Industry-Hvy unit.</text:span></text:p>
                  </text:list-item>
                  <text:list-item>
                    <text:p text:style-name="P2"><text:span text:style-name="T20">Upkeep/maintenance, most units cost </text:span><text:span text:style-name="T21">1 PU</text:span><text:span text:style-name="T12"> to maintain per turn.</text:span></text:p>
                    <text:p text:style-name="P2"><text:span text:style-name="T2"/></text:p>
                  </text:list-item>
                  <text:list-item>
                    <text:p text:style-name="P2"><text:span text:style-name="T22">Sea Zones have ownership flags and are worth 1-2pu/turn and for Britain and Japan are vital to their survival.</text:span></text:p>
                  </text:list-item>
                  <text:list-item>
                    <text:p text:style-name="P2"><text:span text:style-name="T22">All land territories can be blockaded if adjacent to a Sea Zone. <text:s/>There are no convoy centres/route/zones.</text:span></text:p>
                    <text:p text:style-name="P2"><text:span text:style-name="T22">The following units can Blockade an enemy Territory; HQ-Fleet, Destroyer, Cruiser, Battleship for 1pu</text:span></text:p>
                    <text:p text:style-name="P2"><text:span text:style-name="T22">Also any Submarine (HQ-Submarine, Submarine, Submarine-Adv) for 2pu</text:span></text:p>
                    <text:p text:style-name="P2"><text:span text:style-name="T22">The above sea units can only Blockade up to the value of the PUs of adjacent enemy land territories </text:span></text:p>
                    <text:p text:style-name="P2"><text:span text:style-name="T22"/></text:p>
                  </text:list-item>
                  <text:list-item>
                    <text:p text:style-name="P3"><text:span text:style-name="T23">There are Lend-Lease-Depots, 3x in USSR Archangelsk, Persian Corridor to Baku, Vladivostok and 1x Burma Road to China. Each </text:span><text:span text:style-name="T22">Lend-Lease-Depot generates 1pu per unit per turn these are vital to their survival.</text:span></text:p>
                    <text:p text:style-name="P3"><text:span text:style-name="T22"/></text:p>
                  </text:list-item>
                  <text:list-item>
                    <text:p text:style-name="P4"><text:span text:style-name="T22">There are 4 types of HQ Commands, Air, Army, Fleet and Submarine, nations can have between <text:s/>0-5 types of HQ. <text:s/>These represent Rommel, Montgomery, Patton, Cunningham, Donitz, Nimitz, US 8</text:span><text:span text:style-name="T24">th</text:span><text:span text:style-name="T22"> Air Force HQs etc. and their staff and equipment</text:span></text:p>
                    <text:p text:style-name="P2"><text:span text:style-name="T17"/></text:p>
                  </text:list-item>
                  <text:list-item>
                    <text:p text:style-name="P2"><text:span text:style-name="T12">USSR has special border controls, t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p>
                  </text:list-item>
                </text:list>
                <text:list text:style-name="L1">
                  <text:list-item>
                    <text:p text:style-name="P2"><text:span text:style-name="T25">When the AI controls Germany, Italy, Japan or USSR there is 1:3 chance of Open-Border being able to invade Neutrals <text:s/>&amp; 2:3 </text:span><text:span text:style-name="T26">chance of Open-BorderAI of </text:span><text:span text:style-name="T27">not</text:span><text:span text:style-name="T26"> being able to invade Neutrals.</text:span></text:p>
                  </text:list-item>
                </text:list>
                <text:list text:style-name="L2">
                  <text:list-header>
                    <text:p text:style-name="P2"><text:span text:style-name="T28"/></text:p>
                  </text:list-header>
                  <text:list-item>
                    <text:p text:style-name="P2"><text:span text:style-name="T29">To reduced failure notices </text:span><text:span text:style-name="T30">Game&gt; User Notification&gt; Show Trigger/condition Chance Roll Failure&gt;</text:span><text:span text:style-name="T31"> TICK</text:span></text:p>
                  </text:list-item>
                  <text:list-item>
                    <text:p text:style-name="P2"><text:span text:style-name="T19">If you want a lighter colored map then do the following; </text:span><text:span text:style-name="T32">View&gt; Show Map Blends&gt;</text:span><text:span text:style-name="T19"> TICK, to return it to its default UNTICK it.</text:span></text:p>
                    <text:p text:style-name="P2"><text:span text:style-name="T28"/></text:p>
                  </text:list-item>
                  <text:list-item>
                    <text:p text:style-name="P2"><text:span text:style-name="T26">Suggest you use </text:span><text:span text:style-name="T27">Fast AI</text:span><text:span text:style-name="T26"> it is faster and less cautious, than Hard AI, it does not look too closely at the consequences of its moves, which can be perceived as aggressive.</text:span></text:p>
                  </text:list-item>
                </text:list>
              </table:table-cell>
            </table:table-row>
          </table:table>
          <draw:image xlink:href="Pictures/TablePreview1.svm" xlink:type="simple" xlink:show="embed" xlink:actuate="onLoad"/>
        </draw:frame>
        <draw:frame draw:style-name="gr2" draw:text-style-name="P5" draw:layer="layout" svg:width="2.327cm" svg:height="1.613cm" svg:x="24.152cm" svg:y="4.527cm">
          <draw:image xlink:href="Pictures/10000001000000560000003DAA776228.png" xlink:type="simple" xlink:show="embed" xlink:actuate="onLoad" draw:mime-type="image/png">
            <text:p/>
          </draw:image>
        </draw:frame>
        <draw:frame draw:style-name="gr2" draw:text-style-name="P5" draw:layer="layout" svg:width="2.598cm" svg:height="1.798cm" svg:x="21.681cm" svg:y="4.527cm">
          <draw:image xlink:href="Pictures/10000001000000600000004416B5972B.png" xlink:type="simple" xlink:show="embed" xlink:actuate="onLoad" draw:mime-type="image/png">
            <text:p/>
          </draw:image>
        </draw:frame>
        <draw:frame draw:style-name="gr2" draw:text-style-name="P5" draw:layer="layout" svg:width="1.717cm" svg:height="1.462cm" svg:x="26.606cm" svg:y="4.678cm">
          <draw:image xlink:href="Pictures/100000010000003E000000365069CFCB.png" xlink:type="simple" xlink:show="embed" xlink:actuate="onLoad" draw:mime-type="image/png">
            <text:p/>
          </draw:image>
        </draw:frame>
        <draw:frame draw:style-name="gr2" draw:text-style-name="P5" draw:layer="layout" svg:width="1.3cm" svg:height="1.27cm" svg:x="28.466cm" svg:y="11.303cm">
          <draw:image xlink:href="Pictures/1000000100000044000000440D1A9D6C.png" xlink:type="simple" xlink:show="embed" xlink:actuate="onLoad" draw:mime-type="image/png">
            <text:p/>
          </draw:image>
        </draw:frame>
        <draw:frame draw:style-name="gr2" draw:text-style-name="P5" draw:layer="layout" svg:width="1.3cm" svg:height="1.27cm" svg:x="24.557cm" svg:y="11.387cm">
          <draw:image xlink:href="Pictures/100000010000004400000044C871E281.png" xlink:type="simple" xlink:show="embed" xlink:actuate="onLoad" draw:mime-type="image/png">
            <text:p/>
          </draw:image>
        </draw:frame>
        <draw:frame draw:style-name="gr2" draw:text-style-name="P5" draw:layer="layout" svg:width="1.3cm" svg:height="1.27cm" svg:x="26.521cm" svg:y="11.397cm">
          <draw:image xlink:href="Pictures/100000010000004400000044D29E3BA1.png" xlink:type="simple" xlink:show="embed" xlink:actuate="onLoad" draw:mime-type="image/png">
            <text:p/>
          </draw:image>
        </draw:frame>
        <draw:frame draw:style-name="gr2" draw:text-style-name="P5" draw:layer="layout" svg:width="1.821cm" svg:height="1.298cm" svg:x="24.511cm" svg:y="10.049cm">
          <draw:image xlink:href="Pictures/100000010000004A000000367CC885FF.png" xlink:type="simple" xlink:show="embed" xlink:actuate="onLoad" draw:mime-type="image/png">
            <text:p/>
          </draw:image>
        </draw:frame>
        <draw:frame draw:style-name="gr2" draw:text-style-name="P5" draw:layer="layout" svg:width="1.521cm" svg:height="1.254cm" svg:x="28.512cm" svg:y="4.783cm">
          <draw:image xlink:href="Pictures/10000001000000400000003638F37F54.png" xlink:type="simple" xlink:show="embed" xlink:actuate="onLoad" draw:mime-type="image/png">
            <text:p/>
          </draw:image>
        </draw:frame>
        <draw:custom-shape draw:style-name="gr3" draw:text-style-name="P6" draw:layer="layout" svg:width="1.85cm" svg:height="1.25cm" svg:x="27.4cm" svg:y="7.15cm">
          <text:p/>
          <draw:enhanced-geometry svg:viewBox="0 0 21600 21600" draw:mirror-horizontal="false" draw:mirror-vertical="false" draw:type="rectangle" draw:enhanced-path="M 0 0 L 21600 0 21600 21600 0 21600 0 0 Z N"/>
        </draw:custom-shape>
        <draw:frame draw:style-name="gr2" draw:text-style-name="P5" draw:layer="layout" svg:width="1.732cm" svg:height="1.127cm" svg:x="27.468cm" svg:y="7.2cm">
          <draw:image xlink:href="Pictures/100000010000003C00000028764ABEC0.png" xlink:type="simple" xlink:show="embed" xlink:actuate="onLoad" draw:mime-type="image/png">
            <text:p/>
          </draw:image>
        </draw:frame>
        <draw:frame draw:style-name="gr2" draw:text-style-name="P5" draw:layer="layout" svg:width="2.401cm" svg:height="1.172cm" svg:x="24.597cm" svg:y="7.181cm">
          <draw:image xlink:href="Pictures/100000000000005000000028BDD22B6E.png" xlink:type="simple" xlink:show="embed" xlink:actuate="onLoad" draw:mime-type="image/png">
            <text:p/>
          </draw:image>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agingRedLotus BB" svg:font-family="'RagingRedLotus BB'"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Dot_20_4" svg:stroke-width="0cm" svg:stroke-color="#eeeeee" draw:marker-start-width="0.2cm" draw:marker-start-center="false" draw:marker-end-width="0.2cm" draw:marker-end-center="false" draw:fill="solid" draw:fill-color="#eeeeee"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margin-top="0cm" fo:margin-bottom="0.623cm" fo:line-height="115%" fo:text-align="start" fo:text-indent="0cm" style:text-autospace="ideograph-alpha"/>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Strong" style:family="graphic">
      <style:paragraph-properties style:text-autospace="none"/>
      <style:text-properties fo:font-weight="bold" style:font-weight-asian="bold" style:font-name-complex="Tahoma" style:font-family-complex="Tahoma" style:font-family-generic-complex="roman" style:font-pitch-complex="variable"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0cm" fo:margin-left="0cm" fo:margin-right="0cm" fo:page-width="30.48cm" fo:page-height="20.3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1-11-09T15:06:59.292000000</meta:creation-date>
    <dc:date>2024-07-19T19:16:06.584000000</dc:date>
    <meta:editing-duration>P1DT11H43M20S</meta:editing-duration>
    <meta:editing-cycles>104</meta:editing-cycles>
    <meta:generator>LibreOffice/24.2.4.2$Windows_X86_64 LibreOffice_project/51a6219feb6075d9a4c46691dcfe0cd9c4fff3c2</meta:generator>
    <meta:document-statistic meta:object-count="12"/>
  </office:meta>
</office:document-meta>
</file>